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cfd9b"/>
    </style:style>
    <style:style style:name="P2" style:family="paragraph" style:parent-style-name="Standard">
      <style:paragraph-properties fo:text-align="justify" style:justify-single-word="false"/>
      <style:text-properties officeooo:paragraph-rsid="000ccd22"/>
    </style:style>
    <style:style style:name="P3" style:family="paragraph" style:parent-style-name="Standard">
      <style:paragraph-properties fo:text-align="justify" style:justify-single-word="false"/>
      <style:text-properties officeooo:paragraph-rsid="000eac5c"/>
    </style:style>
    <style:style style:name="P4" style:family="paragraph" style:parent-style-name="Standard">
      <style:paragraph-properties fo:text-align="justify" style:justify-single-word="false"/>
      <style:text-properties officeooo:paragraph-rsid="000f62eb"/>
    </style:style>
    <style:style style:name="P5" style:family="paragraph" style:parent-style-name="Standard">
      <style:paragraph-properties fo:text-align="justify" style:justify-single-word="false"/>
      <style:text-properties officeooo:rsid="0010c8b5" officeooo:paragraph-rsid="0010c8b5"/>
    </style:style>
    <style:style style:name="P6" style:family="paragraph" style:parent-style-name="Standard">
      <style:paragraph-properties fo:text-align="justify" style:justify-single-word="false"/>
      <style:text-properties officeooo:paragraph-rsid="000cfd9b"/>
    </style:style>
    <style:style style:name="P7" style:family="paragraph" style:parent-style-name="Standard">
      <style:paragraph-properties fo:text-align="justify" style:justify-single-word="false"/>
      <style:text-properties officeooo:paragraph-rsid="000eac5c"/>
    </style:style>
    <style:style style:name="P8" style:family="paragraph" style:parent-style-name="Standard">
      <style:paragraph-properties fo:text-align="justify" style:justify-single-word="false"/>
      <style:text-properties officeooo:rsid="0010c8b5" officeooo:paragraph-rsid="0010c8b5"/>
    </style:style>
    <style:style style:name="T1" style:family="text">
      <style:text-properties officeooo:rsid="000ccd22"/>
    </style:style>
    <style:style style:name="T2" style:family="text">
      <style:text-properties officeooo:rsid="000cfd9b"/>
    </style:style>
    <style:style style:name="T3" style:family="text">
      <style:text-properties officeooo:rsid="000eac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e</text:span> Hub Conumm des Pays de la Loire (<text:a xlink:type="simple" xlink:href="https://www.caissedesdepots.fr/hubs-france-connectee" text:style-name="Internet_20_link" text:visited-style-name="Visited_20_Internet_20_Link">France Connectée</text:a>) <text:span text:style-name="T1">est porté par </text:span>Ping, <text:span text:style-name="T1">la f</text:span>édération des centres sociaux <text:span text:style-name="T1">du Maine et Loire et de la Mayenne</text:span>, <text:span text:style-name="T1">la</text:span> Ligue de l’enseignement <text:span text:style-name="T1">des Pays de la Loire,</text:span> Mediagraph, Cyb’@njou, <text:span text:style-name="T1">Nantes métropôle, les conseils départementaux de Loire Atlantique et du Maine Loire et Anjou Numérique.</text:span></text:p>
      <text:p text:style-name="P1"><text:span text:style-name="T1">Dans ce cadre, </text:span>nous réalisons une cartographie valorisant les espaces de médiation numérique en région Pays de la Loire. Cet outil sera une précieuse aide pour les travailleurs-euses sociaux qui pourront, en un clic visualiser les ressources mobilisables dans son périmètre et ainsi orienter plus facilement les personnes dans le besoin de cours informatiques, de simple connexions internet… <text:span text:style-name="T2">Toute ressource visant </text:span>à  aider <text:span text:style-name="T2">l</text:span>es personnes éprouvant des difficultés face au numérique.</text:p>
      <text:p text:style-name="P1"/>
      <text:p text:style-name="P1">Ce sont des ressources essentielles pour lutter contre l’illettrisme informatique, pour lutter contre l’isolement des personnes, pour lutter contre toute stigmatisation qui pourrait être engendrée par l’exclusion numérique. </text:p>
      <text:p text:style-name="P1"/>
      <text:p text:style-name="P3"><text:span text:style-name="T2">Cette cartographie est donc un outil précieux pour valoriser les actions des structures, </text:span>de mutualiser et partager des outils de professionnalisation de certaines de leurs activités et favoriser la montée en compétences de toutes et tous.</text:p>
      <text:p text:style-name="P3"/>
      <text:p text:style-name="P4">cette cartographie à vocation à être votre outil pour trouver les lieux et services de la médiation numérique sur votre territoire. Vous êtes donc invité-<text:span text:style-name="T3">e-</text:span>s à contribuer à sa mise à jour et à son fonctionnement, <text:span text:style-name="T3">en accédant au formulaire en ligne pour renseigner vos actions via ce lien : <text:s/></text:span><text:a xlink:type="simple" xlink:href="https://framaforms.org/quels-acteurs-de-la-mediation-numerique-en-pays-de-la-loire-1576839612" text:style-name="Internet_20_link" text:visited-style-name="Visited_20_Internet_20_Link"><text:span text:style-name="T3">https://framaforms.org/quels-acteurs-de-la-mediation-numerique-en-pays-de-la-loire-1576839612</text:span></text:a></text:p>
      <text:p text:style-name="P5"/>
      <text:p text:style-name="P5">Pour toutes questions vous contacter Grégoire Barbot, coordinateur du Hub Conumm : gregoire@pingbase.net</text:p>
      <text:p text:style-name="P5">Et Camille Pétron, chargée de la réalisation de la présente cartographie : camille.petron@laligue53.org</text:p>
      <text:p text:style-name="P4"><text:span text:style-name="T3"><text:s/></text:span><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6T12:02:34.510920062</meta:creation-date>
    <dc:date>2020-01-16T17:57:43.307775589</dc:date>
    <meta:editing-duration>PT12M58S</meta:editing-duration>
    <meta:editing-cycles>2</meta:editing-cycles>
    <meta:generator>LibreOffice/6.3.4.2$Linux_X86_64 LibreOffice_project/30$Build-2</meta:generator>
    <meta:document-statistic meta:table-count="0" meta:image-count="0" meta:object-count="0" meta:page-count="1" meta:paragraph-count="8" meta:word-count="265" meta:character-count="1856" meta:non-whitespace-character-count="1593"/>
  </office:meta>
</office:document-meta>
</file>